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draw:fill="none" draw:stroke="dash" draw:stroke-dash="a489" svg:stroke-width="0.00694in" svg:stroke-color="#000000" draw:marker-end="a490" svg:stroke-opacity="100%" draw:stroke-linejoin="miter" svg:stroke-linecap="butt"/>
    </style:style>
    <style:style style:family="graphic" style:name="a494">
      <style:graphic-properties draw:fill="none" draw:stroke="dash" draw:stroke-dash="a492" svg:stroke-width="0.00694in" svg:stroke-color="#000000" draw:marker-end="a493" svg:stroke-opacity="100%" draw:stroke-linejoin="miter" svg:stroke-linecap="butt"/>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97">
      <style:graphic-properties draw:fill="none" draw:stroke="dash" draw:stroke-dash="a495" svg:stroke-width="0.00694in" svg:stroke-color="#000000" draw:marker-end="a496" svg:stroke-opacity="100%" draw:stroke-linejoin="miter" svg:stroke-linecap="butt"/>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draw:fill="none" draw:stroke="solid" svg:stroke-width="0.03125in" svg:stroke-color="#000000" svg:stroke-opacity="100%" draw:stroke-linejoin="miter" svg:stroke-linecap="butt"/>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draw:fill="none" draw:stroke="solid" svg:stroke-width="0.03125in" svg:stroke-color="#000000" svg:stroke-opacity="100%" draw:stroke-linejoin="miter" svg:stroke-linecap="butt"/>
    </style:style>
    <style:style style:family="graphic" style:name="a404">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none" draw:stroke="solid" svg:stroke-width="0.03125in" svg:stroke-color="#000000" svg:stroke-opacity="100%" draw:stroke-linejoin="miter" svg:stroke-linecap="butt"/>
    </style:style>
    <style:style style:family="graphic" style:name="a410">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01">
      <style:graphic-properties draw:fill="none" draw:stroke="solid" svg:stroke-width="0.03125in" svg:stroke-color="#000000" svg:stroke-opacity="100%" draw:stroke-linejoin="miter" svg:stroke-linecap="butt"/>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draw:fill="none" draw:stroke="solid" svg:stroke-width="0.03125in" svg:stroke-color="#000000" svg:stroke-opacity="100%" draw:stroke-linejoin="miter" svg:stroke-linecap="butt"/>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draw:fill="none" draw:stroke="solid" svg:stroke-width="0.03125in" svg:stroke-color="#000000" svg:stroke-opacity="100%" draw:stroke-linejoin="miter" svg:stroke-linecap="butt"/>
    </style:style>
    <style:style style:family="graphic" style:name="a413">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04">
      <style:graphic-properties draw:fill="none" draw:stroke="solid" svg:stroke-width="0.03125in" svg:stroke-color="#000000" svg:stroke-opacity="100%" draw:stroke-linejoin="miter" svg:stroke-linecap="butt"/>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draw:fill="none" draw:stroke="solid" svg:stroke-width="0.03125in" svg:stroke-color="#000000" svg:stroke-opacity="100%" draw:stroke-linejoin="miter" svg:stroke-linecap="butt"/>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draw:fill="none" draw:stroke="solid" svg:stroke-width="0.03125in" svg:stroke-color="#000000" svg:stroke-opacity="100%" draw:stroke-linejoin="miter" svg:stroke-linecap="butt"/>
    </style:style>
    <style:style style:family="graphic" style:name="a416">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07">
      <style:graphic-properties draw:fill="none" draw:stroke="solid" svg:stroke-width="0.03125in" svg:stroke-color="#000000" svg:stroke-opacity="100%" draw:stroke-linejoin="miter" svg:stroke-linecap="butt"/>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draw:fill="none" draw:stroke="solid" svg:stroke-width="0.03125in" svg:stroke-color="#000000" svg:stroke-opacity="100%" draw:stroke-linejoin="miter" svg:stroke-linecap="butt"/>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draw:fill="none" draw:stroke="solid" svg:stroke-width="0.03125in" svg:stroke-color="#000000" svg:stroke-opacity="100%" draw:stroke-linejoin="miter" svg:stroke-linecap="butt"/>
    </style:style>
    <style:style style:family="graphic" style:name="a419">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none" draw:stroke="solid" svg:stroke-width="0.03125in" svg:stroke-color="#000000" svg:stroke-opacity="100%" draw:stroke-linejoin="miter" svg:stroke-linecap="butt"/>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none" draw:stroke="solid" svg:stroke-width="0.03125in" svg:stroke-color="#000000" svg:stroke-opacity="100%" draw:stroke-linejoin="miter" svg:stroke-linecap="butt"/>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draw:fill="none" draw:stroke="solid" svg:stroke-width="0.03125in" svg:stroke-color="#000000" svg:stroke-opacity="100%" draw:stroke-linejoin="miter" svg:stroke-linecap="butt"/>
    </style:style>
    <style:style style:family="graphic" style:name="a42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13">
      <style:graphic-properties draw:fill="none" draw:stroke="solid" svg:stroke-width="0.03125in" svg:stroke-color="#000000" svg:stroke-opacity="100%" draw:stroke-linejoin="miter" svg:stroke-linecap="butt"/>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none" draw:stroke="solid" svg:stroke-width="0.03125in" svg:stroke-color="#000000" svg:stroke-opacity="100%" draw:stroke-linejoin="miter" svg:stroke-linecap="butt"/>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draw:fill="none" draw:stroke="solid" svg:stroke-width="0.03125in" svg:stroke-color="#000000" svg:stroke-opacity="100%" draw:stroke-linejoin="miter" svg:stroke-linecap="butt"/>
    </style:style>
    <style:style style:family="graphic" style:name="a425">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516">
      <style:graphic-properties draw:fill="none" draw:stroke="solid" svg:stroke-width="0.03125in" svg:stroke-color="#000000" svg:stroke-opacity="100%" draw:stroke-linejoin="miter" svg:stroke-linecap="butt"/>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none" draw:stroke="solid" svg:stroke-width="0.03125in" svg:stroke-color="#000000" svg:stroke-opacity="100%" draw:stroke-linejoin="miter" svg:stroke-linecap="butt"/>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383">
      <style:graphic-properties fo:wrap-option="wrap" fo:padding-top="0.05in" fo:padding-bottom="0.05in" fo:padding-left="0.1in" fo:padding-right="0.1in" draw:textarea-vertical-align="middle" draw:textarea-horizontal-align="center" draw:fill="solid" draw:fill-color="#e7e6e6"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ffc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draw:fill="none" draw:stroke="dash" draw:stroke-dash="a486" svg:stroke-width="0.00694in" svg:stroke-color="#000000" draw:marker-end="a487" svg:stroke-opacity="100%" draw:stroke-linejoin="miter" svg:stroke-linecap="butt"/>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office:automatic-styles>
  <office:body>
    <office:presentation>
      <draw:page draw:name="Slide1" draw:style-name="a380" draw:master-page-name="Master1-Layout1-title-Title-Slide" presentation:presentation-page-layout-name="Master1-PPL1" draw:id="Slide-256">
        <draw:custom-shape svg:x="0.13044in" svg:y="0.29565in" svg:width="13.03478in" svg:height="3.9913in" draw:id="id63" draw:style-name="a383" draw:name="Rectangle 46">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4.73841in" svg:y="0.66083in" svg:width="0.62609in" svg:height="0.6087in" draw:id="id64" draw:style-name="a386" draw:name="Oval 3">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66594in" svg:y="0.66083in" svg:width="0.62609in" svg:height="0.6087in" draw:id="id65" draw:style-name="a389" draw:name="Oval 4">
          <svg:title/>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59348in" svg:y="0.66083in" svg:width="0.62609in" svg:height="0.6087in" draw:id="id66" draw:style-name="a392" draw:name="Oval 5">
          <svg:title/>
          <svg:desc/>
          <text:p text:style-name="a391" text:class-names="" text:cond-style-name=""><text:span text:style-name="a3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79783in" svg:y="0.54344in" svg:width="0.65217in" svg:height="0.84348in" draw:id="id67" draw:style-name="a395" draw:name="Rectangle 6">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0.65217in" svg:y="2in" svg:width="0.63478in" svg:height="0.54783in" draw:id="id68" draw:style-name="a398" draw:name="Regular Pentagon 7">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custom-shape svg:x="4.2616in" svg:y="0.54344in" svg:width="0.32609in" svg:height="0.28696in" draw:id="id69" draw:style-name="a401" draw:name="Hexagon 8">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500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name="Group 15" draw:id="id70">
          <svg:title/>
          <svg:desc/>
          <draw:connector draw:type="line" svg:x1="4.56015in" svg:y1="0.63184in" svg:x2="7.07319in" svg:y2="0.64923in" draw:id="id118" draw:style-name="a514" draw:name="Straight Connector 10">
            <svg:title/>
            <svg:desc/>
          </draw:connector>
          <draw:connector draw:type="line" svg:x1="5.08189in" svg:y1="0.62314in" svg:x2="5.08189in" svg:y2="0.8014in" draw:id="id119" draw:style-name="a515" draw:name="Straight Connector 12">
            <svg:title/>
            <svg:desc/>
          </draw:connector>
          <draw:connector draw:type="line" svg:x1="6.01378in" svg:y1="0.65068in" svg:x2="6.01378in" svg:y2="0.82894in" draw:id="id120" draw:style-name="a516" draw:name="Straight Connector 13">
            <svg:title/>
            <svg:desc/>
          </draw:connector>
          <draw:connector draw:type="line" svg:x1="6.94566in" svg:y1="0.65214in" svg:x2="6.94566in" svg:y2="0.8304in" draw:id="id121" draw:style-name="a517" draw:name="Straight Connector 14">
            <svg:title/>
            <svg:desc/>
          </draw:connector>
        </draw:g>
        <draw:custom-shape svg:x="9.01884in" svg:y="0.66231in" svg:width="0.62609in" svg:height="0.6087in" draw:id="id71" draw:style-name="a404" draw:name="Oval 16">
          <svg:title/>
          <svg:desc/>
          <text:p text:style-name="a403" text:class-names="" text:cond-style-name=""><text:span text:style-name="a4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94638in" svg:y="0.66231in" svg:width="0.62609in" svg:height="0.6087in" draw:id="id72" draw:style-name="a407" draw:name="Oval 17">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7391in" svg:y="0.66231in" svg:width="0.62609in" svg:height="0.6087in" draw:id="id73" draw:style-name="a410" draw:name="Oval 18">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07826in" svg:y="0.54491in" svg:width="0.65217in" svg:height="0.84348in" draw:id="id74" draw:style-name="a413" draw:name="Rectangle 19">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x="8.54203in" svg:y="0.54491in" svg:width="0.32609in" svg:height="0.28696in" draw:id="id75" draw:style-name="a416" draw:name="Hexagon 20">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500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name="Group 21" draw:id="id76">
          <svg:title/>
          <svg:desc/>
          <draw:connector draw:type="line" svg:x1="8.84058in" svg:y1="0.63331in" svg:x2="11.35362in" svg:y2="0.6507in" draw:id="id114" draw:style-name="a510" draw:name="Straight Connector 22">
            <svg:title/>
            <svg:desc/>
          </draw:connector>
          <draw:connector draw:type="line" svg:x1="9.36232in" svg:y1="0.62461in" svg:x2="9.36232in" svg:y2="0.80287in" draw:id="id115" draw:style-name="a511" draw:name="Straight Connector 23">
            <svg:title/>
            <svg:desc/>
          </draw:connector>
          <draw:connector draw:type="line" svg:x1="10.29421in" svg:y1="0.65216in" svg:x2="10.29421in" svg:y2="0.83042in" draw:id="id116" draw:style-name="a512" draw:name="Straight Connector 24">
            <svg:title/>
            <svg:desc/>
          </draw:connector>
          <draw:connector draw:type="line" svg:x1="11.2261in" svg:y1="0.65361in" svg:x2="11.2261in" svg:y2="0.83187in" draw:id="id117" draw:style-name="a513" draw:name="Straight Connector 25">
            <svg:title/>
            <svg:desc/>
          </draw:connector>
        </draw:g>
        <draw:custom-shape svg:x="4.76232in" svg:y="3.01881in" svg:width="0.62609in" svg:height="0.6087in" draw:id="id77" draw:style-name="a419" draw:name="Oval 26">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68986in" svg:y="3.0188in" svg:width="0.62609in" svg:height="0.6087in" draw:id="id78" draw:style-name="a422" draw:name="Oval 27">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1739in" svg:y="3.01881in" svg:width="0.62609in" svg:height="0.6087in" draw:id="id79" draw:style-name="a425" draw:name="Oval 28">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2174in" svg:y="2.90141in" svg:width="0.65217in" svg:height="0.84348in" draw:id="id80" draw:style-name="a428" draw:name="Rectangle 29">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custom-shape svg:x="4.28551in" svg:y="2.90141in" svg:width="0.32609in" svg:height="0.28696in" draw:id="id81" draw:style-name="a431" draw:name="Hexagon 30">
          <svg:title/>
          <svg:desc/>
          <text:p text:style-name="a430" text:class-names="" text:cond-style-name=""><text:span text:style-name="a42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500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name="Group 31" draw:id="id82">
          <svg:title/>
          <svg:desc/>
          <draw:connector draw:type="line" svg:x1="4.58406in" svg:y1="2.98981in" svg:x2="7.0971in" svg:y2="3.0072in" draw:id="id110" draw:style-name="a506" draw:name="Straight Connector 32">
            <svg:title/>
            <svg:desc/>
          </draw:connector>
          <draw:connector draw:type="line" svg:x1="5.1058in" svg:y1="2.98111in" svg:x2="5.1058in" svg:y2="3.15937in" draw:id="id111" draw:style-name="a507" draw:name="Straight Connector 33">
            <svg:title/>
            <svg:desc/>
          </draw:connector>
          <draw:connector draw:type="line" svg:x1="6.03769in" svg:y1="3.00865in" svg:x2="6.03769in" svg:y2="3.18691in" draw:id="id112" draw:style-name="a508" draw:name="Straight Connector 34">
            <svg:title/>
            <svg:desc/>
          </draw:connector>
          <draw:connector draw:type="line" svg:x1="6.96958in" svg:y1="3.01011in" svg:x2="6.96958in" svg:y2="3.18837in" draw:id="id113" draw:style-name="a509" draw:name="Straight Connector 35">
            <svg:title/>
            <svg:desc/>
          </draw:connector>
        </draw:g>
        <draw:custom-shape svg:x="9.01884in" svg:y="2.98111in" svg:width="0.62609in" svg:height="0.6087in" draw:id="id83" draw:style-name="a434" draw:name="Oval 36">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94638in" svg:y="2.98111in" svg:width="0.62609in" svg:height="0.6087in" draw:id="id84" draw:style-name="a437" draw:name="Oval 37">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87391in" svg:y="2.98111in" svg:width="0.62609in" svg:height="0.6087in" draw:id="id85" draw:style-name="a440" draw:name="Oval 38">
          <svg:title/>
          <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07826in" svg:y="2.86372in" svg:width="0.65217in" svg:height="0.84348in" draw:id="id86" draw:style-name="a443" draw:name="Rectangle 39">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custom-shape svg:x="8.54203in" svg:y="2.86372in" svg:width="0.32609in" svg:height="0.28696in" draw:id="id87" draw:style-name="a446" draw:name="Hexagon 40">
          <svg:title/>
          <svg:desc/>
          <text:p text:style-name="a445" text:class-names="" text:cond-style-name=""><text:span text:style-name="a4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500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name="Group 41" draw:id="id88">
          <svg:title/>
          <svg:desc/>
          <draw:connector draw:type="line" svg:x1="8.84058in" svg:y1="2.95212in" svg:x2="11.35362in" svg:y2="2.96951in" draw:id="id106" draw:style-name="a502" draw:name="Straight Connector 42">
            <svg:title/>
            <svg:desc/>
          </draw:connector>
          <draw:connector draw:type="line" svg:x1="9.36232in" svg:y1="2.94342in" svg:x2="9.36232in" svg:y2="3.12168in" draw:id="id107" draw:style-name="a503" draw:name="Straight Connector 43">
            <svg:title/>
            <svg:desc/>
          </draw:connector>
          <draw:connector draw:type="line" svg:x1="10.29421in" svg:y1="2.97096in" svg:x2="10.29421in" svg:y2="3.14922in" draw:id="id108" draw:style-name="a504" draw:name="Straight Connector 44">
            <svg:title/>
            <svg:desc/>
          </draw:connector>
          <draw:connector draw:type="line" svg:x1="11.2261in" svg:y1="2.97242in" svg:x2="11.2261in" svg:y2="3.15068in" draw:id="id109" draw:style-name="a505" draw:name="Straight Connector 45">
            <svg:title/>
            <svg:desc/>
          </draw:connector>
        </draw:g>
        <draw:custom-shape svg:x="0.64348in" svg:y="4.45793in" svg:width="0.65217in" svg:height="0.84348in" draw:id="id89" draw:style-name="a451" draw:name="Rectangle 47">
          <svg:title/>
          <svg:desc/>
          <text:p text:style-name="a450" text:class-names="" text:cond-style-name=""><text:span text:style-name="a447" text:class-names="">Water<text:s text:c="1"/></text:span><text:span text:style-name="a448" text:class-names="">reservoir</text:span><text:span text:style-name="a449" text:class-names=""/></text:p>
          <draw:enhanced-geometry xmlns:dr3d="urn:oasis:names:tc:opendocument:xmlns:dr3d:1.0" draw:type="non-primitive" svg:viewBox="0 0 21600 21600" draw:enhanced-path="M 0 0 L 21600 0 21600 21600 0 21600 Z N"/>
        </draw:custom-shape>
        <draw:custom-shape svg:x="0.67355in" svg:y="5.68696in" svg:width="0.62609in" svg:height="0.6087in" draw:id="id90" draw:style-name="a455" draw:name="Oval 48">
          <svg:title/>
          <svg:desc/>
          <text:p text:style-name="a454" text:class-names="" text:cond-style-name=""><text:span text:style-name="a452" text:class-names="">Vase</text:span><text:span text:style-name="a4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9131in" svg:y="4.53846in" svg:width="0.32609in" svg:height="0.28696in" draw:id="id91" draw:style-name="a458" draw:name="Hexagon 49">
          <svg:title/>
          <svg:desc/>
          <text:p text:style-name="a457" text:class-names="" text:cond-style-name=""><text:span text:style-name="a45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500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name="Group 50" draw:id="id92">
          <svg:title/>
          <svg:desc/>
          <draw:connector draw:type="line" svg:x1="0.46594in" svg:y1="6.88546in" svg:x2="2.97899in" svg:y2="6.90285in" draw:id="id102" draw:style-name="a498" draw:name="Straight Connector 51">
            <svg:title/>
            <svg:desc/>
          </draw:connector>
          <draw:connector draw:type="line" svg:x1="0.98768in" svg:y1="6.87676in" svg:x2="0.98768in" svg:y2="7.05502in" draw:id="id103" draw:style-name="a499" draw:name="Straight Connector 52">
            <svg:title/>
            <svg:desc/>
          </draw:connector>
          <draw:connector draw:type="line" svg:x1="1.91957in" svg:y1="6.90431in" svg:x2="1.91957in" svg:y2="7.08257in" draw:id="id104" draw:style-name="a500" draw:name="Straight Connector 53">
            <svg:title/>
            <svg:desc/>
          </draw:connector>
          <draw:connector draw:type="line" svg:x1="2.85146in" svg:y1="6.90576in" svg:x2="2.85146in" svg:y2="7.08402in" draw:id="id105" draw:style-name="a501" draw:name="Straight Connector 54">
            <svg:title/>
            <svg:desc/>
          </draw:connector>
        </draw:g>
        <draw:frame draw:id="id93" draw:style-name="a465" draw:name="TextBox 55" svg:x="0.64348in" svg:y="6.6in" svg:width="2.17391in" svg:height="0.26927in">
          <draw:text-box>
            <text:p text:style-name="a464" text:class-names="" text:cond-style-name=""><text:span text:style-name="a459" text:class-names="">Plastic pipe<text:s text:c="1"/></text:span><text:span text:style-name="a460" text:class-names="">with</text:span><text:span text:style-name="a461" text:class-names=""><text:s text:c="1"/>T<text:s text:c="1"/></text:span><text:span text:style-name="a462" text:class-names="">connectors</text:span><text:span text:style-name="a463" text:class-names=""/></text:p>
          </draw:text-box>
          <svg:title/>
          <svg:desc/>
        </draw:frame>
        <draw:frame draw:id="id94" draw:style-name="a471" draw:name="TextBox 56" svg:x="2.68044in" svg:y="4.53846in" svg:width="1.32826in" svg:height="0.43757in">
          <draw:text-box>
            <text:p text:style-name="a470" text:class-names="" text:cond-style-name=""><text:span text:style-name="a466" text:class-names="">Local<text:s text:c="1"/></text:span><text:span text:style-name="a467" text:class-names="">pumping</text:span><text:span text:style-name="a468" text:class-names=""><text:s text:c="1"/>module</text:span><text:span text:style-name="a469" text:class-names=""/></text:p>
          </draw:text-box>
          <svg:title/>
          <svg:desc/>
        </draw:frame>
        <draw:custom-shape svg:x="2.05218in" svg:y="5.26015in" svg:width="0.63478in" svg:height="0.54783in" draw:id="id95" draw:style-name="a474" draw:name="Regular Pentagon 57">
          <svg:title/>
          <svg:desc/>
          <text:p text:style-name="a473" text:class-names="" text:cond-style-name=""><text:span text:style-name="a472" text:class-names=""/></text:p>
          <draw:enhanced-geometry xmlns:dr3d="urn:oasis:names:tc:opendocument:xmlns:dr3d:1.0" draw:path-stretchpoint-x="21600" draw:path-stretchpoint-y="21600" draw:type="non-primitive" svg:viewBox="0 0 21600 21600" draw:enhanced-path="M ?f34 ?f38 L ?f11 ?f4 ?f37 ?f38 ?f36 ?f39 ?f35 ?f39 Z N" draw:text-areas="?f35 ?f40 ?f36 ?f39" draw:glue-points="?f34 ?f38 ?f35 ?f39 ?f36 ?f39 ?f37 ?f38" draw:glue-point-leaving-directions="-270, -180, -180, -9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10 * ?f41 / 100000"/>
            <draw:equation draw:name="f14" draw:formula="?f7 * ?f42 / 100000"/>
            <draw:equation draw:name="f15" draw:formula="?f8 * ?f42 / 100000"/>
            <draw:equation draw:name="f16" draw:formula="1080000 + ?f1"/>
            <draw:equation draw:name="f17" draw:formula="?f16 * ?f12 / ?f0"/>
            <draw:equation draw:name="f18" draw:formula="0 - ?f17"/>
            <draw:equation draw:name="f19" draw:formula="sin(?f18)"/>
            <draw:equation draw:name="f20" draw:formula="0 - ?f19"/>
            <draw:equation draw:name="f21" draw:formula="?f20 * ?f13"/>
            <draw:equation draw:name="f22" draw:formula="18360000 + ?f1"/>
            <draw:equation draw:name="f23" draw:formula="?f22 * ?f12 / ?f0"/>
            <draw:equation draw:name="f24" draw:formula="0 - ?f23"/>
            <draw:equation draw:name="f25" draw:formula="sin(?f24)"/>
            <draw:equation draw:name="f26" draw:formula="0 - ?f25"/>
            <draw:equation draw:name="f27" draw:formula="?f26 * ?f13"/>
            <draw:equation draw:name="f28" draw:formula="cos(?f18)"/>
            <draw:equation draw:name="f29" draw:formula="0 - ?f28"/>
            <draw:equation draw:name="f30" draw:formula="?f29 * ?f14"/>
            <draw:equation draw:name="f31" draw:formula="cos(?f24)"/>
            <draw:equation draw:name="f32" draw:formula="0 - ?f31"/>
            <draw:equation draw:name="f33" draw:formula="?f32 * ?f14"/>
            <draw:equation draw:name="f34" draw:formula="?f11 - ?f21"/>
            <draw:equation draw:name="f35" draw:formula="?f11 - ?f27"/>
            <draw:equation draw:name="f36" draw:formula="?f11 + ?f27"/>
            <draw:equation draw:name="f37" draw:formula="?f11 + ?f21"/>
            <draw:equation draw:name="f38" draw:formula="?f15 - ?f30"/>
            <draw:equation draw:name="f39" draw:formula="?f15 - ?f33"/>
            <draw:equation draw:name="f40" draw:formula="?f38 * ?f27 / ?f21"/>
            <draw:equation draw:name="f41" draw:formula="105146"/>
            <draw:equation draw:name="f42" draw:formula="110557"/>
          </draw:enhanced-geometry>
        </draw:custom-shape>
        <draw:frame draw:id="id96" draw:style-name="a478" draw:name="TextBox 58" svg:x="2.68044in" svg:y="5.25266in" svg:width="1.32826in" svg:height="0.26927in">
          <draw:text-box>
            <text:p text:style-name="a477" text:class-names="" text:cond-style-name=""><text:span text:style-name="a475" text:class-names="">Master module</text:span><text:span text:style-name="a476" text:class-names=""/></text:p>
          </draw:text-box>
          <svg:title/>
          <svg:desc/>
        </draw:frame>
        <draw:frame draw:id="id97" draw:style-name="a485" draw:name="TextBox 59" svg:x="4.93044in" svg:y="4.61739in" svg:width="8in" svg:height="2.52441in">
          <draw:text-box>
            <text:p text:style-name="a481" text:class-names="" text:cond-style-name=""><text:span text:style-name="a479" text:class-names="">The figure above shows a simple configuration with 4 plant groups, each with its own reservoir, connected to 3 vases. The gray area represents a<text:s text:c="1"/></text:span><text:span text:style-name="a480" text:class-names="">balcony/garden area.</text:span></text:p>
            <text:p text:style-name="a484" text:class-names="" text:cond-style-name=""><text:span text:style-name="a482" text:class-names="">The master module is where most of the intelligence stays. Probably based on a Raspberry pi, it monitors weather conditions and sends commands to the local pumping modules. It also stores historic data for visualization. These are smaller low cost modules charged of pumping the desired amount of water out of the water reservoir to the plants. Each local modules should be connected to a plant group (1-5 depending on the water needs and connected reservoir). <text:s text:c="1"/>Low power wireless communication between master and local modules.</text:span><text:span text:style-name="a483" text:class-names=""/></text:p>
          </draw:text-box>
          <svg:title/>
          <svg:desc/>
        </draw:frame>
        <draw:connector draw:type="line" svg:x1="1.28696in" svg:y1="2.20925in" draw:start-shape="id68" draw:start-glue-point="7" svg:x2="4.2616in" svg:y2="0.68692in" draw:end-shape="id69" draw:end-glue-point="3" draw:id="id98" draw:style-name="a488" draw:name="Straight Arrow Connector 61">
          <svg:title/>
          <svg:desc/>
        </draw:connector>
        <draw:connector draw:type="line" svg:x1="1.28696in" svg:y1="2.20925in" draw:start-shape="id68" draw:start-glue-point="7" svg:x2="4.28551in" svg:y2="3.04489in" draw:end-shape="id81" draw:end-glue-point="3" draw:id="id99" draw:style-name="a491" draw:name="Straight Arrow Connector 62">
          <svg:title/>
          <svg:desc/>
        </draw:connector>
        <draw:connector draw:type="line" svg:x1="1.28696in" svg:y1="2.20925in" draw:start-shape="id68" draw:start-glue-point="7" svg:x2="8.54203in" svg:y2="3.0072in" draw:end-shape="id87" draw:end-glue-point="3" draw:id="id100" draw:style-name="a494" draw:name="Straight Arrow Connector 65">
          <svg:title/>
          <svg:desc/>
        </draw:connector>
        <draw:connector draw:type="line" svg:x1="1.28696in" svg:y1="2.20925in" draw:start-shape="id68" draw:start-glue-point="7" svg:x2="8.54203in" svg:y2="0.68839in" draw:end-shape="id75" draw:end-glue-point="3" draw:id="id101" draw:style-name="a497" draw:name="Straight Arrow Connector 68">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marker draw:name="a496" svg:viewBox="0 0 20 30" svg:d="m10 0-10 30h20z"/>
    <draw:marker draw:name="a490" svg:viewBox="0 0 20 30" svg:d="m10 0-10 30h20z"/>
    <draw:marker draw:name="a487" svg:viewBox="0 0 20 30" svg:d="m10 0-10 30h20z"/>
    <draw:marker draw:name="a493" svg:viewBox="0 0 20 30" svg:d="m10 0-10 30h20z"/>
    <draw:stroke-dash draw:name="a489" draw:display-name="LongDashDot" draw:style="rect" draw:dots1="1" draw:dots1-length="0.05556in" draw:dots2="1" draw:dots2-length="0.00694in" draw:distance="0.00694in"/>
    <draw:stroke-dash draw:name="a495" draw:display-name="LongDashDot" draw:style="rect" draw:dots1="1" draw:dots1-length="0.05556in" draw:dots2="1" draw:dots2-length="0.00694in" draw:distance="0.00694in"/>
    <draw:stroke-dash draw:name="a486" draw:display-name="LongDashDot" draw:style="rect" draw:dots1="1" draw:dots1-length="0.05556in" draw:dots2="1" draw:dots2-length="0.00694in" draw:distance="0.00694in"/>
    <draw:stroke-dash draw:name="a492" draw:display-name="LongDashDot" draw:style="rect" draw:dots1="1" draw:dots1-length="0.05556in" draw:dots2="1" draw:dots2-length="0.00694in" draw:distance="0.00694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Pucciani, Gianni</meta:initial-creator>
    <dc:creator>Pucciani, Gianni</dc:creator>
    <meta:creation-date>2015-07-30T06:49:56Z</meta:creation-date>
    <dc:date>2015-07-30T07:01:12Z</dc:date>
    <meta:editing-cycles>2</meta:editing-cycles>
    <meta:editing-duration>PT0S</meta:editing-duration>
    <meta:document-statistic meta:paragraph-count="7" meta:word-count="137"/>
  </office:meta>
</office:document-meta>
</file>